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c30f" officeooo:paragraph-rsid="000cc30f"/>
    </style:style>
    <style:style style:name="P2" style:family="paragraph" style:parent-style-name="Standard" style:list-style-name="L1">
      <style:text-properties officeooo:rsid="000cc30f" officeooo:paragraph-rsid="000cc30f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cc30f" officeooo:paragraph-rsid="000cc30f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e2950" officeooo:paragraph-rsid="000e2950" style:font-weight-asian="bold" style:font-weight-complex="bold"/>
    </style:style>
    <style:style style:name="P5" style:family="paragraph" style:parent-style-name="Standard" style:list-style-name="L2">
      <style:text-properties style:text-underline-style="solid" style:text-underline-width="auto" style:text-underline-color="font-color" fo:font-weight="bold" officeooo:rsid="000e2950" officeooo:paragraph-rsid="000e2950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ec689" officeooo:paragraph-rsid="000ec689" style:font-weight-asian="bold" style:font-weight-complex="bold"/>
    </style:style>
    <style:style style:name="P7" style:family="paragraph" style:parent-style-name="Standard">
      <style:text-properties officeooo:rsid="000e2950" officeooo:paragraph-rsid="000e2950"/>
    </style:style>
    <style:style style:name="P8" style:family="paragraph" style:parent-style-name="Standard" style:list-style-name="L1">
      <style:text-properties officeooo:rsid="000e2950" officeooo:paragraph-rsid="000e2950"/>
    </style:style>
    <style:style style:name="T1" style:family="text">
      <style:text-properties officeooo:rsid="000e2950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0<text:span text:style-name="T1">+</text:span> Companies to Work For:</text:p>
      <text:p text:style-name="P1"/>
      <text:list xml:id="list1622656813" text:style-name="L1">
        <text:list-item>
          <text:p text:style-name="P2">Coinbase</text:p>
        </text:list-item>
        <text:list-item>
          <text:p text:style-name="P2"><text:span text:style-name="T1">Salesforce</text:span></text:p>
        </text:list-item>
        <text:list-item>
          <text:p text:style-name="P8">Adobe</text:p>
        </text:list-item>
        <text:list-item>
          <text:p text:style-name="P8">Delta Airlines</text:p>
        </text:list-item>
        <text:list-item>
          <text:p text:style-name="P8">ICCU</text:p>
        </text:list-item>
        <text:list-item>
          <text:p text:style-name="P8">Alturas</text:p>
        </text:list-item>
        <text:list-item>
          <text:p text:style-name="P8">Intuit</text:p>
        </text:list-item>
        <text:list-item>
          <text:p text:style-name="P8">Etsy</text:p>
        </text:list-item>
        <text:list-item>
          <text:p text:style-name="P8">Paylocity</text:p>
        </text:list-item>
      </text:list>
      <text:p text:style-name="P7"/>
      <text:p text:style-name="P4">Crypto Companies/Exchanges:</text:p>
      <text:p text:style-name="P4"><text:span text:style-name="T3"/></text:p>
      <text:list xml:id="list2602648716" text:style-name="L2">
        <text:list-item>
          <text:p text:style-name="P5"><text:span text:style-name="T3">Point 72</text:span></text:p>
        </text:list-item>
        <text:list-item>
          <text:p text:style-name="P5"><text:span text:style-name="T3">PayPal</text:span></text:p>
        </text:list-item>
        <text:list-item>
          <text:p text:style-name="P5"><text:span text:style-name="T3">Kraken</text:span></text:p>
        </text:list-item>
        <text:list-item>
          <text:p text:style-name="P5"><text:span text:style-name="T3">Braintree Payments</text:span></text:p>
        </text:list-item>
        <text:list-item>
          <text:p text:style-name="P5"><text:span text:style-name="T3">Javelin</text:span></text:p>
        </text:list-item>
        <text:list-item>
          <text:p text:style-name="P5"><text:span text:style-name="T3">Square, Inc.</text:span></text:p>
        </text:list-item>
        <text:list-item>
          <text:p text:style-name="P5"><text:span text:style-name="T3">Ripple</text:span></text:p>
        </text:list-item>
        <text:list-item>
          <text:p text:style-name="P5"><text:span text:style-name="T3">Gemini</text:span></text:p>
        </text:list-item>
        <text:list-item>
          <text:p text:style-name="P5"><text:span text:style-name="T3">Andreesen Horowitz</text:span></text:p>
        </text:list-item>
        <text:list-item>
          <text:p text:style-name="P5"><text:span text:style-name="T3">CipherTrace</text:span></text:p>
        </text:list-item>
        <text:list-item>
          <text:p text:style-name="P5"><text:span text:style-name="T3">SFOX</text:span></text:p>
        </text:list-item>
        <text:list-item>
          <text:p text:style-name="P5"><text:span text:style-name="T3">Coin Metrics</text:span></text:p>
        </text:list-item>
        <text:list-item>
          <text:p text:style-name="P5"><text:span text:style-name="T3">Strike</text:span></text:p>
        </text:list-item>
      </text:list>
      <text:p text:style-name="P4"><text:span text:style-name="T3"/></text:p>
      <text:p text:style-name="P6">Top 5 Words:</text:p>
      <text:p text:style-name="P6"><text:span text:style-name="T3"/></text:p>
      <text:p text:style-name="P6"><text:span text:style-name="T3">1. Experience</text:span></text:p>
      <text:p text:style-name="P6"><text:span text:style-name="T3">2. Software</text:span></text:p>
      <text:p text:style-name="P6"><text:span text:style-name="T3">3. Code</text:span></text:p>
      <text:p text:style-name="P6"><text:span text:style-name="T3">4. Systems</text:span></text:p>
      <text:p text:style-name="P6"><text:span text:style-name="T3">5. Product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11:04:31.379265447</meta:creation-date>
    <dc:date>2022-03-05T14:04:23.575157452</dc:date>
    <meta:editing-duration>P1DT2H59M5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30" meta:word-count="70" meta:character-count="325" meta:non-whitespace-character-count="307"/>
  </office:meta>
</office:document-meta>
</file>